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1800000018BDF8A076.png" manifest:media-type="image/png"/>
  <manifest:file-entry manifest:full-path="Pictures/100000010000001800000018820D5D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style:writing-mode="page"/>
    </style:style>
    <style:style style:name="P1" style:family="paragraph" style:parent-style-name="Standard">
      <style:text-properties officeooo:rsid="000a46c4" officeooo:paragraph-rsid="000a46c4"/>
    </style:style>
    <style:style style:name="P2" style:family="paragraph" style:parent-style-name="Standard">
      <style:text-properties officeooo:paragraph-rsid="000a46c4"/>
    </style:style>
    <style:style style:name="P3" style:family="paragraph" style:parent-style-name="Table_20_Contents">
      <style:text-properties officeooo:rsid="000c9b2b" officeooo:paragraph-rsid="000c9b2b"/>
    </style:style>
    <style:style style:name="P4" style:family="paragraph" style:parent-style-name="Standard">
      <style:text-properties officeooo:rsid="0019ccb9" officeooo:paragraph-rsid="0019ccb9"/>
    </style:style>
    <style:style style:name="P5" style:family="paragraph" style:parent-style-name="Standard">
      <style:text-properties officeooo:rsid="001044a6" officeooo:paragraph-rsid="0019ccb9"/>
    </style:style>
    <style:style style:name="P6" style:family="paragraph" style:parent-style-name="Standard">
      <style:text-properties officeooo:rsid="00174135" officeooo:paragraph-rsid="00174135"/>
    </style:style>
    <style:style style:name="P7" style:family="paragraph" style:parent-style-name="Standard">
      <style:text-properties officeooo:rsid="000c9b2b" officeooo:paragraph-rsid="00174135"/>
    </style:style>
    <style:style style:name="P8" style:family="paragraph" style:parent-style-name="Standard">
      <style:text-properties officeooo:rsid="000c9b2b" officeooo:paragraph-rsid="000c9b2b"/>
    </style:style>
    <style:style style:name="P9" style:family="paragraph" style:parent-style-name="Table_20_Contents">
      <style:text-properties officeooo:rsid="000df450" officeooo:paragraph-rsid="000df450"/>
    </style:style>
    <style:style style:name="P10" style:family="paragraph" style:parent-style-name="Standard">
      <style:text-properties officeooo:rsid="000e8e14" officeooo:paragraph-rsid="000e8e14"/>
    </style:style>
    <style:style style:name="P11" style:family="paragraph" style:parent-style-name="Standard">
      <style:text-properties officeooo:rsid="000c9b2b" officeooo:paragraph-rsid="000e8e14"/>
    </style:style>
    <style:style style:name="P12" style:family="paragraph" style:parent-style-name="Table_20_Contents">
      <style:text-properties officeooo:paragraph-rsid="000e8e14"/>
    </style:style>
    <style:style style:name="P13" style:family="paragraph" style:parent-style-name="Table_20_Contents">
      <style:text-properties officeooo:rsid="000df450" officeooo:paragraph-rsid="000e8e14"/>
    </style:style>
    <style:style style:name="P14" style:family="paragraph" style:parent-style-name="Standard">
      <style:text-properties officeooo:rsid="00123139" officeooo:paragraph-rsid="00123139"/>
    </style:style>
    <style:style style:name="P15" style:family="paragraph" style:parent-style-name="Standard">
      <style:text-properties officeooo:rsid="00123139" officeooo:paragraph-rsid="00174135"/>
    </style:style>
    <style:style style:name="P16" style:family="paragraph" style:parent-style-name="Standard" style:list-style-name="L1">
      <style:text-properties officeooo:rsid="0013aff1" officeooo:paragraph-rsid="0013aff1"/>
    </style:style>
    <style:style style:name="P17" style:family="paragraph" style:parent-style-name="Standard" style:list-style-name="L1">
      <style:text-properties officeooo:rsid="00146b71" officeooo:paragraph-rsid="00146b71"/>
    </style:style>
    <style:style style:name="P18" style:family="paragraph" style:parent-style-name="Standard" style:list-style-name="L1">
      <style:text-properties officeooo:paragraph-rsid="00146b71"/>
    </style:style>
    <style:style style:name="P19" style:family="paragraph" style:parent-style-name="Standard" style:list-style-name="L1">
      <style:text-properties officeooo:rsid="0015f59b" officeooo:paragraph-rsid="0015f59b"/>
    </style:style>
    <style:style style:name="P20" style:family="paragraph" style:parent-style-name="Standard">
      <style:text-properties officeooo:paragraph-rsid="0013aff1"/>
    </style:style>
    <style:style style:name="P21" style:family="paragraph" style:parent-style-name="Standard">
      <style:text-properties officeooo:rsid="00130c5a" officeooo:paragraph-rsid="00174135"/>
    </style:style>
    <style:style style:name="P22" style:family="paragraph" style:parent-style-name="Standard" style:list-style-name="L2">
      <style:text-properties officeooo:paragraph-rsid="0013aff1"/>
    </style:style>
    <style:style style:name="P23" style:family="paragraph" style:parent-style-name="Standard" style:list-style-name="L2">
      <style:text-properties officeooo:rsid="0013aff1" officeooo:paragraph-rsid="0013aff1"/>
    </style:style>
    <style:style style:name="P24" style:family="paragraph" style:parent-style-name="Standard">
      <style:text-properties officeooo:rsid="0013aff1" officeooo:paragraph-rsid="0013aff1"/>
    </style:style>
    <style:style style:name="T1" style:family="text">
      <style:text-properties officeooo:rsid="000a46c4"/>
    </style:style>
    <style:style style:name="T2" style:family="text">
      <style:text-properties officeooo:rsid="00174135"/>
    </style:style>
    <style:style style:name="T3" style:family="text">
      <style:text-properties officeooo:rsid="000b12fe"/>
    </style:style>
    <style:style style:name="T4" style:family="text">
      <style:text-properties officeooo:rsid="001881e6"/>
    </style:style>
    <style:style style:name="T5" style:family="text">
      <style:text-properties officeooo:rsid="000df450"/>
    </style:style>
    <style:style style:name="T6" style:family="text">
      <style:text-properties officeooo:rsid="00130c5a"/>
    </style:style>
    <style:style style:name="T7" style:family="text">
      <style:text-properties officeooo:rsid="0013aff1"/>
    </style:style>
    <style:style style:name="T8" style:family="text">
      <style:text-properties officeooo:rsid="00146b71"/>
    </style:style>
    <style:style style:name="T9" style:family="text">
      <style:text-properties officeooo:rsid="0012313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eneral Information</text:h>
      <text:p text:style-name="P1"/>
      <text:p text:style-name="P2"><text:span text:style-name="T1">TaurusTLS</text:span> <text:span text:style-name="T1">is a</text:span>n attempt to make OpenSSL 1.1.1 and OpenSSL 3.x compatible support for Indy - Internet Direct. <text:s/><text:span text:style-name="T1">It provides headers for OpenSSL 1.1.1 and 3x plus two components for Delphi and C++Builder. <text:s/>Those components are:</text:span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Component Name</text:p>
          </table:table-cell>
          <table:table-cell table:style-name="Table1.C1" office:value-type="string">
            <text:p text:style-name="P3">Functionality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1" text:anchor-type="char" svg:width="0.2445in" svg:height="0.2445in" draw:z-index="0"><draw:image xlink:href="Pictures/100000010000001800000018BDF8A076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TTaurusTLSIOHandlerSocket</text:p>
          </table:table-cell>
          <table:table-cell table:style-name="Table1.C2" office:value-type="string">
            <text:p text:style-name="Table_20_Contents">enabl<text:span text:style-name="T1">es</text:span> TLS in a TIdTCPClientCustom descendant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2" text:anchor-type="char" svg:width="0.2311in" svg:height="0.2311in" draw:z-index="1"><draw:image xlink:href="Pictures/100000010000001800000018820D5DF2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TTaurusTLSServerIOHandler</text:p>
          </table:table-cell>
          <table:table-cell table:style-name="Table1.C2" office:value-type="string">
            <text:p text:style-name="Table_20_Contents">enabl<text:span text:style-name="T1">es</text:span> TLS in a TIdCustomTCPServer descendant</text:p>
          </table:table-cell>
        </table:table-row>
      </table:table>
      <text:p text:style-name="P1"/>
      <text:p text:style-name="P1">Both components are in the TaurusTLS.<text:span text:style-name="T2">pas</text:span> <text:span text:style-name="T3">unit and the components are available on the IDE palette page, “TaurusTLS”.</text:span></text:p>
      <text:h text:style-name="Heading_20_1" text:outline-level="1">License</text:h>
      <text:p text:style-name="P4"/>
      <text:p text:style-name="P5">TaurusTLS is dual licensed. You can review which license better suits your needs, and use that license. <text:s/>See LICENSE.md for details.</text:p>
      <text:h text:style-name="Heading_20_1" text:outline-level="1">Deploying Your Applications</text:h>
      <text:p text:style-name="P6"/>
      <text:p text:style-name="P7">TaurusTLS does require OpenSSL 1.1.1 or OpenSSL 3.x. <text:s/>On MacOS <text:span text:style-name="T2">and Linux, OpenSSL is usually installed by default. <text:s/></text:span><text:span text:style-name="T4">I recommend that developers document this requirement in case users need to install updated versions of OpenSSL.</text:span></text:p>
      <text:p text:style-name="P7"/>
      <text:p text:style-name="P7">On Windows, OpenSSL is not installed by default so you have to redistribute it along with your software. <text:s text:c="2"/>You can choose to either deploy OpenSSL 1.1.1 or an OpenSSL 3.x version. <text:s/>Pre-compiled .DLL’s for these versions are available at <text:a xlink:type="simple" xlink:href="https://github.com/JPeterMugaas/TaurusTLS/tree/main/OpenSSL-Binaries" text:style-name="Internet_20_link" text:visited-style-name="Visited_20_Internet_20_Link">https://github.com/JPeterMugaas/TaurusTLS/tree/main/OpenSSL-Binaries</text:a> . <text:s/><text:span text:style-name="T5">For Win32 applications, you need to redistribute the following:</text:span></text:p>
      <text:p text:style-name="P8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9">OpenSSL 1.1.1</text:p>
          </table:table-cell>
          <table:table-cell table:style-name="Table2.A1" office:value-type="string">
            <text:p text:style-name="P9">OpenSSL 3.x</text:p>
          </table:table-cell>
        </table:table-row>
        <table:table-row>
          <table:table-cell table:style-name="Table2.A1" office:value-type="string">
            <text:p text:style-name="P9">Cryptolib .library DLL</text:p>
          </table:table-cell>
          <table:table-cell table:style-name="Table2.A1" office:value-type="string">
            <text:p text:style-name="Table_20_Contents">libcrypto-1_1.dll</text:p>
          </table:table-cell>
          <table:table-cell table:style-name="Table2.A1" office:value-type="string">
            <text:p text:style-name="Table_20_Contents">libcrypto-3.dll</text:p>
          </table:table-cell>
        </table:table-row>
        <table:table-row>
          <table:table-cell table:style-name="Table2.A1" office:value-type="string">
            <text:p text:style-name="P9">SSL library DLL <text:s/>This requires the above Cryptolib .DLL.</text:p>
          </table:table-cell>
          <table:table-cell table:style-name="Table2.A1" office:value-type="string">
            <text:p text:style-name="Table_20_Contents">libssl-1_1.dll</text:p>
          </table:table-cell>
          <table:table-cell table:style-name="Table2.A1" office:value-type="string">
            <text:p text:style-name="Table_20_Contents">libssl-3.dll</text:p>
          </table:table-cell>
        </table:table-row>
        <table:table-row>
          <table:table-cell table:style-name="Table2.A1" office:value-type="string">
            <text:p text:style-name="P9">OpenSSL program that provides many OpenSSL capabilities on the command line. <text:s/>I recommend that developers install this so users can use it to create Certificate requests, Self-Signed Certificates, <text:soft-page-break/>and probably other things.</text:p>
          </table:table-cell>
          <table:table-cell table:style-name="Table2.A1" table:number-columns-spanned="2" office:value-type="string">
            <text:p text:style-name="P9">openssl.exe</text:p>
            <text:p text:style-name="P9"/>
          </table:table-cell>
          <table:covered-table-cell/>
        </table:table-row>
      </table:table>
      <text:p text:style-name="P8"/>
      <text:p text:style-name="P10">For Win64 applications, you need to redistribute the following:</text:p>
      <text:p text:style-name="P11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3">OpenSSL 1.1.1</text:p>
          </table:table-cell>
          <table:table-cell table:style-name="Table3.A1" office:value-type="string">
            <text:p text:style-name="P13">OpenSSL 3.x</text:p>
          </table:table-cell>
        </table:table-row>
        <table:table-row>
          <table:table-cell table:style-name="Table3.A1" office:value-type="string">
            <text:p text:style-name="P13">Cryptolib .library DLL</text:p>
          </table:table-cell>
          <table:table-cell table:style-name="Table3.A1" office:value-type="string">
            <text:p text:style-name="P12">libcrypto-1_1-x64.dll</text:p>
          </table:table-cell>
          <table:table-cell table:style-name="Table3.A1" office:value-type="string">
            <text:p text:style-name="P12">libcrypto-3-x64.dll</text:p>
          </table:table-cell>
        </table:table-row>
        <table:table-row>
          <table:table-cell table:style-name="Table3.A1" office:value-type="string">
            <text:p text:style-name="P13">SSL library DLL <text:s/>This requires the above Cryptolib .DLL.</text:p>
          </table:table-cell>
          <table:table-cell table:style-name="Table3.A1" office:value-type="string">
            <text:p text:style-name="P12">libssl-1_1-x64.dll</text:p>
          </table:table-cell>
          <table:table-cell table:style-name="Table3.A1" office:value-type="string">
            <text:p text:style-name="P12">libssl-3-x64.dll</text:p>
          </table:table-cell>
        </table:table-row>
        <table:table-row>
          <table:table-cell table:style-name="Table3.A1" office:value-type="string">
            <text:p text:style-name="P13">OpenSSL program that provides many OpenSSL capabilities on the command line. <text:s/>I recommend that developers install this so users can use it to create Certificate requests, Self-Signed Certificates, and probably other things.</text:p>
          </table:table-cell>
          <table:table-cell table:style-name="Table3.A1" table:number-columns-spanned="2" office:value-type="string">
            <text:p text:style-name="P13">openssl.exe</text:p>
            <text:p text:style-name="P13"/>
          </table:table-cell>
          <table:covered-table-cell/>
        </table:table-row>
      </table:table>
      <text:h text:style-name="Heading_20_1" text:outline-level="1">Demo Programs</text:h>
      <text:p text:style-name="P14"/>
      <text:p text:style-name="P14">Taurus TLS includes 2 demo programs. <text:s/></text:p>
      <text:h text:style-name="Heading_20_2" text:outline-level="2">\TaurusTLS\src\demos\FTPServer\TaurusFTPServer.dproj <text:s/></text:h>
      <text:p text:style-name="P15"/>
      <text:p text:style-name="P15">This is a FTP Server with TLS enabled <text:span text:style-name="T6">that runs in the Windows console</text:span>. <text:s/><text:span text:style-name="T7">This program has been tested with the following FTP clients:</text:span></text:p>
      <text:list text:style-name="L1">
        <text:list-item>
          <text:p text:style-name="P16">WS<text:span text:style-name="T8">_FTP Professional - </text:span><text:a xlink:type="simple" xlink:href="https://www.progress.com/resources/papers/ws-ftp-pro-data-sheet" text:style-name="Internet_20_link" text:visited-style-name="Visited_20_Internet_20_Link"><text:span text:style-name="T8">https://www.progress.com/resources/papers/ws-ftp-pro-data-sheet</text:span></text:a></text:p>
        </text:list-item>
        <text:list-item>
          <text:p text:style-name="P17">SmartFTP - <text:a xlink:type="simple" xlink:href="https://www.smartftp.com/en-us/" text:style-name="Internet_20_link" text:visited-style-name="Visited_20_Internet_20_Link">https://www.smartftp.com/en-us/</text:a></text:p>
        </text:list-item>
        <text:list-item>
          <text:p text:style-name="P18"><text:span text:style-name="T8">WinSCP - </text:span><text:a xlink:type="simple" xlink:href="https://winscp.net/eng/index.php" text:style-name="Internet_20_link" text:visited-style-name="Visited_20_Internet_20_Link"><text:span text:style-name="T8">https://winscp.net/eng/index.php</text:span></text:a></text:p>
        </text:list-item>
        <text:list-item>
          <text:p text:style-name="P19">FileZilla - <text:a xlink:type="simple" xlink:href="https://filezilla-project.org/" text:style-name="Internet_20_link" text:visited-style-name="Visited_20_Internet_20_Link">https://filezilla-project.org/</text:a></text:p>
        </text:list-item>
      </text:list>
      <text:p text:style-name="P20"><text:span text:style-name="T9">This program requires a certificate to run. <text:s/>Instructions for creating a self-signed certificate are available at </text:span><text:a xlink:type="simple" xlink:href="https://www.baeldung.com/openssl-self-signed-cert" text:style-name="Internet_20_link" text:visited-style-name="Visited_20_Internet_20_Link"><text:span text:style-name="T9">https://www.baeldung.com/openssl-self-signed-cert</text:span></text:a><text:span text:style-name="T9"> . <text:s/>You then need to create a server.ini file in the executable directory that enables the certificate that has the following lines:</text:span></text:p>
      <text:p text:style-name="P14"/>
      <text:p text:style-name="Preformatted_20_Text">[Certificate]</text:p>
      <text:p text:style-name="Preformatted_20_Text">CertificateFile=[path to your public certificate file]</text:p>
      <text:p text:style-name="Preformatted_20_Text">KeyFile=[path to your private SSL key]</text:p>
      <text:p text:style-name="Preformatted_20_Text">Password=[password for your private SSL key]</text:p>
      <text:h text:style-name="Heading_20_2" text:outline-level="2">TaurusTLS\demos\TaurusFTPClient\TaurusFTPClient.dproj <text:s/></text:h>
      <text:p text:style-name="P21"/>
      <text:p text:style-name="P21"><text:span text:style-name="T7">This is a fully-functional FTP client that is multi threaded using the VCL Framework. <text:s text:c="2"/>It has been tested with the following servers:</text:span></text:p>
      <text:list text:style-name="L2">
        <text:list-item>
          <text:p text:style-name="P22"><text:span text:style-name="T7">CompleteFTP - https://enterprisedt.com/products/completeftp/</text:span></text:p>
        </text:list-item>
        <text:list-item>
          <text:p text:style-name="P22"><text:span text:style-name="T7">RaidenFTPD - https://www.raidenftpd.com/en/</text:span></text:p>
        </text:list-item>
        <text:list-item>
          <text:p text:style-name="P23">Xlight FTP Server - <text:a xlink:type="simple" xlink:href="https://www.xlightftpd.com/" text:style-name="Internet_20_link" text:visited-style-name="Visited_20_Internet_20_Link">https://www.xlightftpd.com/</text:a></text:p>
        </text:list-item>
      </text:list>
      <text:p text:style-name="P24">No special configuration is required and the program generates it’s own INI files for storing FTP server information and default settings. <text:s/><text:span text:style-name="T2">You may need to configure the program if you have a firewall/proxy setup or are behind a NAT and wish to use PORT transfers.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0T03:47:32.050000000</meta:creation-date>
    <dc:date>2024-10-30T05:51:05.080000000</dc:date>
    <meta:editing-duration>PT52M42S</meta:editing-duration>
    <meta:editing-cycles>9</meta:editing-cycles>
    <meta:generator>LibreOffice/24.8.2.1$Windows_X86_64 LibreOffice_project/0f794b6e29741098670a3b95d60478a65d05ef13</meta:generator>
    <meta:document-statistic meta:table-count="3" meta:image-count="2" meta:object-count="0" meta:page-count="2" meta:paragraph-count="54" meta:word-count="488" meta:character-count="3663" meta:non-whitespace-character-count="3211"/>
  </office:meta>
</office:document-meta>
</file>